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0B800000150747E9FB1.png"/>
  <manifest:file-entry manifest:media-type="" manifest:full-path="Pictures/2000001000000EE2000011F188929624.wm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S Mincho" svg:font-family="'MS Mincho'" style:font-family-generic="roman" style:font-pitch="fixed"/>
    <style:font-face style:name="Times New Roman" svg:font-family="'Times New Roman'" style:font-family-generic="roman" style:font-pitch="variable"/>
  </office:font-face-decls>
  <office:automatic-styles>
    <style:style style:name="Table1" style:family="table" style:master-page-name="MP0">
      <style:table-properties style:width="6.425in" fo:margin-left="0.075in" style:page-number="auto" table:align="left"/>
    </style:style>
    <style:style style:name="Table1.A" style:family="table-column">
      <style:table-column-properties style:column-width="0.9167in"/>
    </style:style>
    <style:style style:name="Table1.B" style:family="table-column">
      <style:table-column-properties style:column-width="5.5083in"/>
    </style:style>
    <style:style style:name="Table1.1" style:family="table-row">
      <style:table-row-properties style:min-row-height="1.1514in"/>
    </style:style>
    <style:style style:name="Table1.A1" style:family="table-cell">
      <style:table-cell-properties fo:padding-left="0.075in" fo:padding-right="0.075in" fo:padding-top="0in" fo:padding-bottom="0in" fo:border="none" style:writing-mode="lr-tb"/>
    </style:style>
    <style:style style:name="P1" style:family="paragraph" style:parent-style-name="Text_20_body">
      <style:paragraph-properties fo:text-align="center" style:justify-single-word="false"/>
      <style:text-properties fo:font-size="9pt" fo:font-weight="bold"/>
    </style:style>
    <style:style style:name="P2" style:family="paragraph" style:parent-style-name="Text_20_body">
      <style:paragraph-properties fo:margin-top="0in" fo:margin-bottom="0in" fo:text-align="center" style:justify-single-word="false"/>
      <style:text-properties fo:font-size="9pt" fo:font-weight="bold"/>
    </style:style>
    <style:style style:name="P3" style:family="paragraph" style:parent-style-name="Text_20_body">
      <style:paragraph-properties fo:margin-top="0in" fo:margin-bottom="0in" fo:text-align="center" style:justify-single-word="false"/>
      <style:text-properties fo:font-size="9pt"/>
    </style:style>
    <style:style style:name="P4" style:family="paragraph" style:parent-style-name="Text_20_body">
      <style:paragraph-properties fo:margin-top="0in" fo:margin-bottom="0in" fo:text-align="center" style:justify-single-word="false"/>
    </style:style>
    <style:style style:name="P5" style:family="paragraph" style:parent-style-name="Text_20_body">
      <style:paragraph-properties fo:margin-top="0in" fo:margin-bottom="0in" fo:text-align="center" style:justify-single-word="false">
        <style:tab-stops>
          <style:tab-stop style:position="4.4043in"/>
        </style:tab-stops>
      </style:paragraph-properties>
    </style:style>
    <style:style style:name="P6" style:family="paragraph" style:parent-style-name="Normal">
      <style:paragraph-properties fo:text-align="center" style:justify-single-word="false" fo:break-before="page"/>
    </style:style>
    <style:style style:name="P7" style:family="paragraph" style:parent-style-name="Normal">
      <style:paragraph-properties fo:text-align="center" style:justify-single-word="false"/>
      <style:text-properties fo:font-size="20pt" fo:language="sv" fo:country="SE" style:font-size-asian="20pt" style:font-size-complex="20pt"/>
    </style:style>
    <style:style style:name="P8" style:family="paragraph" style:parent-style-name="Normal">
      <style:paragraph-properties fo:text-align="center" style:justify-single-word="false">
        <style:tab-stops>
          <style:tab-stop style:position="4.4043in"/>
        </style:tab-stops>
      </style:paragraph-properties>
      <style:text-properties fo:font-size="18pt" fo:language="sv" fo:country="SE" style:font-size-asian="18pt" style:font-size-complex="18pt"/>
    </style:style>
    <style:style style:name="P9" style:family="paragraph" style:parent-style-name="Normal">
      <style:paragraph-properties fo:text-align="center" style:justify-single-word="false"/>
    </style:style>
    <style:style style:name="P10" style:family="paragraph" style:parent-style-name="Normal">
      <style:text-properties fo:language="id" fo:country="ID"/>
    </style:style>
    <style:style style:name="P11" style:family="paragraph" style:parent-style-name="Normal">
      <style:paragraph-properties fo:text-align="justify" style:justify-single-word="false"/>
      <style:text-properties fo:language="id" fo:country="ID"/>
    </style:style>
    <style:style style:name="P12" style:family="paragraph" style:parent-style-name="Normal">
      <style:paragraph-properties fo:text-align="justify" style:justify-single-word="false"/>
    </style:style>
    <style:style style:name="P13" style:family="paragraph" style:parent-style-name="Normal">
      <style:text-properties fo:font-weight="bold" style:font-weight-asian="bold"/>
    </style:style>
    <style:style style:name="P14" style:family="paragraph" style:parent-style-name="Normal">
      <style:paragraph-properties fo:margin-left="3.5in" fo:margin-right="0in" fo:text-indent="0in" style:auto-text-indent="false">
        <style:tab-stops/>
      </style:paragraph-properties>
    </style:style>
    <style:style style:name="P15" style:family="paragraph" style:parent-style-name="Normal">
      <style:paragraph-properties fo:margin-left="4in" fo:margin-right="0in" fo:text-indent="0in" style:auto-text-indent="false">
        <style:tab-stops/>
      </style:paragraph-properties>
    </style:style>
    <style:style style:name="P16" style:family="paragraph" style:parent-style-name="Normal">
      <style:paragraph-properties fo:margin-left="3in" fo:margin-right="0in" fo:text-indent="0.5in" style:auto-text-indent="false">
        <style:tab-stops/>
      </style:paragraph-properties>
    </style:style>
    <style:style style:name="P17" style:family="paragraph" style:parent-style-name="Normal">
      <style:paragraph-properties fo:margin-left="0.25in" fo:margin-right="0in" fo:text-indent="0in" style:auto-text-indent="false">
        <style:tab-stops/>
      </style:paragraph-properties>
    </style:style>
    <style:style style:name="P18" style:family="paragraph" style:parent-style-name="Normal">
      <style:paragraph-properties fo:margin-left="0.5in" fo:margin-right="0in" fo:text-indent="0in" style:auto-text-indent="false">
        <style:tab-stops/>
      </style:paragraph-properties>
    </style:style>
    <style:style style:name="P19" style:family="paragraph" style:parent-style-name="Normal">
      <style:paragraph-properties fo:margin-left="0in" fo:margin-right="0in" fo:text-indent="0.4917in" style:auto-text-indent="false"/>
    </style:style>
    <style:style style:name="P20" style:family="paragraph" style:parent-style-name="Normal">
      <style:paragraph-properties fo:margin-left="0in" fo:margin-right="0in" fo:text-indent="0.5in" style:auto-text-indent="false"/>
    </style:style>
    <style:style style:name="P21" style:family="paragraph" style:parent-style-name="Normal" style:list-style-name="L1">
      <style:paragraph-properties fo:orphans="2" fo:widows="2"/>
    </style:style>
    <style:style style:name="P22" style:family="paragraph" style:parent-style-name="Normal" style:list-style-name="L1">
      <style:paragraph-properties>
        <style:tab-stops/>
      </style:paragraph-properties>
    </style:style>
    <style:style style:name="P23" style:family="paragraph" style:parent-style-name="Normal" style:list-style-name="L3">
      <style:paragraph-properties fo:orphans="2" fo:widows="2"/>
      <style:text-properties fo:language="id" fo:country="ID"/>
    </style:style>
    <style:style style:name="P24" style:family="paragraph" style:parent-style-name="Normal" style:list-style-name="L2">
      <style:paragraph-properties fo:margin-left="0.3937in" fo:margin-right="0in" fo:orphans="2" fo:widows="2" fo:text-indent="-0.3937in" style:auto-text-indent="false">
        <style:tab-stops/>
      </style:paragraph-properties>
      <style:text-properties fo:language="id" fo:country="ID"/>
    </style:style>
    <style:style style:name="P25" style:family="paragraph" style:parent-style-name="Normal" style:list-style-name="L2">
      <style:paragraph-properties fo:margin-left="0.3937in" fo:margin-right="0in" fo:text-align="justify" style:justify-single-word="false" fo:orphans="2" fo:widows="2" fo:text-indent="-0.3937in" style:auto-text-indent="false">
        <style:tab-stops/>
      </style:paragraph-properties>
      <style:text-properties fo:language="id" fo:country="ID"/>
    </style:style>
    <style:style style:name="T1" style:family="text">
      <style:text-properties fo:font-size="20pt" fo:language="sv" fo:country="SE" style:font-size-asian="20pt" style:font-size-complex="20pt"/>
    </style:style>
    <style:style style:name="T2" style:family="text">
      <style:text-properties fo:language="id" fo:country="ID"/>
    </style:style>
    <style:style style:name="T3" style:family="text">
      <style:text-properties fo:language="id" fo:country="ID" style:language-asian="id" style:country-asian="ID"/>
    </style:style>
    <style:style style:name="T4" style:family="text">
      <style:text-properties fo:color="#ff0000" fo:language="id" fo:country="ID"/>
    </style:style>
    <style:style style:name="T5" style:family="text">
      <style:text-properties fo:color="#ff0000" fo:language="en" fo:country="ID"/>
    </style:style>
    <style:style style:name="T6" style:family="text">
      <style:text-properties fo:language="en" fo:country="ID"/>
    </style:style>
    <style:style style:name="T7" style:family="text">
      <style:text-properties style:use-window-font-color="true" fo:language="id" fo:country="ID"/>
    </style:style>
    <style:style style:name="T8" style:family="text">
      <style:text-properties fo:font-size="8.5pt" fo:language="id" fo:country="ID" style:font-size-asian="8.5pt" style:font-size-complex="8.5pt"/>
    </style:style>
    <style:style style:name="T9" style:family="text">
      <style:text-properties fo:font-size="8.5pt" style:font-size-asian="8.5pt" style:font-size-complex="8.5pt"/>
    </style:style>
    <style:style style:name="T10" style:family="text">
      <style:text-properties fo:font-size="8.5pt" fo:language="sv" fo:country="SE" style:font-size-asian="8.5pt" style:font-size-complex="8.5pt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-left="0.1in" fo:padding-right="0.1in" fo:padding-top="0.05in" fo:padding-bottom="0.05in" fo:border="none" style:writing-mode="lr-tb">
        <style:background-image/>
      </style:graphic-properties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vertical-pos="from-top" style:horizontal-pos="from-left" style:horizontal-rel="paragraph-content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6437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143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643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143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643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143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643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143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643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stroke="solid" svg:stroke-width="0.0417in" svg:stroke-color="#000000" svg:stroke-opacity="100%" draw:stroke-linejoin="round" svg:stroke-linecap="butt" draw:fill="none" fo:padding-top="0.0138in" fo:padding-bottom="0.0138in" fo:padding-left="0.0138in" fo:padding-right="0.013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6"><draw:frame draw:style-name="fr1" draw:name="Text Box 388" text:anchor-type="paragraph" svg:x="-0.0752in" svg:y="0in" svg:width="0.878in" style:rel-width="scale" svg:height="1.0091in" style:rel-height="scale" draw:z-index="0"><draw:text-box><text:p text:style-name="Normal"><text:span text:style-name="Default_20_Paragraph_20_Font"><text:span text:style-name="T3"><draw:frame draw:style-name="fr3" draw:name="Picture 2" text:anchor-type="as-char" svg:y="0in" svg:width="0.6772in" style:rel-width="scale" svg:height="0.9063in" style:rel-height="scale" draw:z-index="1"><draw:image xlink:href="Pictures/2000001000000EE2000011F188929624.wmf" xlink:type="simple" xlink:show="embed" xlink:actuate="onLoad"/></draw:frame></text:span></text:span></text:p></draw:text-box></draw:frame><text:span text:style-name="Default_20_Paragraph_20_Font"><text:span text:style-name="T1"> </text:span></text:span></text:p>
            <text:p text:style-name="P7"/>
          </table:table-cell>
          <table:table-cell table:style-name="Table1.A1" office:value-type="string">
            <text:p text:style-name="P8">PEMERINTAH KOTA YOGYAKARTA</text:p>
            <text:p text:style-name="P8">DINAS PENDIDIKAN</text:p>
            <text:p text:style-name="P5"><text:span text:style-name="Default_20_Paragraph_20_Font"><text:span text:style-name="T10"> Jl. Hayam Wuruk No 11 </text:span></text:span><text:span text:style-name="Default_20_Paragraph_20_Font"><text:span text:style-name="T8">Yogyakarta Kode Pos : 552</text:span></text:span><text:span text:style-name="Default_20_Paragraph_20_Font"><text:span text:style-name="T10">12 </text:span></text:span><text:span text:style-name="Default_20_Paragraph_20_Font"><text:span text:style-name="T8">Telepon (0274) 512956, 563078, Fax (0274) 512956</text:span></text:span></text:p>
            <text:p text:style-name="P4"><text:span text:style-name="T9">EMAIL: </text:span><text:a xlink:type="simple" xlink:href="mailto:pendidikan@jogja.go.id" text:style-name="Internet_20_link" text:visited-style-name="Visited_20_Internet_20_Link"><text:span text:style-name="T9">pendidikan@jogja.go.id</text:span></text:a><text:span text:style-name="T9"> EMAIL INTRANET :</text:span><text:a xlink:type="simple" xlink:href="mailto:pendidikan@intra.jogja.go.id" text:style-name="Internet_20_link" text:visited-style-name="Visited_20_Internet_20_Link"><text:span text:style-name="T9">pendidikan@intra.jogja.go.id</text:span></text:a></text:p>
            <text:p text:style-name="P4"><text:span text:style-name="T8">HOTLINE SMS : 08122780001,2740 HOT LINE EMAIL : </text:span><text:a xlink:type="simple" xlink:href="mailto:upik@jogjakota.go.id" text:style-name="Internet_20_link" text:visited-style-name="Visited_20_Internet_20_Link"><text:span text:style-name="T9">upik@jogjakota.go.id</text:span></text:a></text:p>
            <text:p text:style-name="P5"><text:span text:style-name="Default_20_Paragraph_20_Font"><text:span text:style-name="T8">WEB SITE : </text:span></text:span><text:a xlink:type="simple" xlink:href="http://www.jogjakota.go.id/" text:style-name="Internet_20_link" text:visited-style-name="Visited_20_Internet_20_Link"><text:span text:style-name="Default_20_Paragraph_20_Font"><text:span text:style-name="T10">www.jogjakota.go.id</text:span></text:span></text:a></text:p>
          </table:table-cell>
        </table:table-row>
      </table:table>
      <text:p text:style-name="Normal"><draw:connector text:anchor-type="paragraph" draw:z-index="2" draw:name="Line 387" draw:style-name="gr1" draw:type="line" svg:x1="0in" svg:y1="-0.0043in" svg:x2="6.5327in" svg:y2="-0.0043in" svg:d="M0-12h16593"><text:p/></draw:connector><text:span text:style-name="Default_20_Paragraph_20_Font"><text:span text:style-name="T3"/></text:span></text:p>
      <text:p text:style-name="Normal">Nomor<text:tab/><text:tab/>: </text:p>
      <text:p text:style-name="Normal">Lamp.<text:tab/><text:tab/>: </text:p>
      <text:p text:style-name="Normal">Hal<text:tab/><text:tab/>: Permohonan i<text:span text:style-name="Default_20_Paragraph_20_Font"><text:span text:style-name="T2">j</text:span></text:span>in<text:span text:style-name="Default_20_Paragraph_20_Font"><text:span text:style-name="T2"> belajar</text:span></text:span></text:p>
      <text:p text:style-name="Normal"><text:tab/><text:tab/><text:span text:style-name="Default_20_Paragraph_20_Font"><text:span text:style-name="T2"> <text:s/><text:tab/><text:tab/></text:span></text:span><text:tab/><text:span text:style-name="Default_20_Paragraph_20_Font"><text:span text:style-name="T2"><text:tab/></text:span></text:span><text:tab/>Kepada Yth.</text:p>
      <text:p text:style-name="Normal"><text:tab/><text:tab/><text:tab/><text:tab/><text:tab/><text:tab/><text:tab/><text:span text:style-name="Default_20_Paragraph_20_Font"><text:span text:style-name="T2">[onshow.kepada]</text:span></text:span></text:p>
      <text:p text:style-name="P10"><text:tab/><text:tab/><text:tab/><text:tab/><text:tab/><text:tab/><text:tab/>c.q. Ka. Badan Kepegawaian Daerah</text:p>
      <text:p text:style-name="Normal"><text:tab/><text:tab/><text:tab/><text:tab/><text:tab/><text:tab/><text:span text:style-name="Default_20_Paragraph_20_Font"><text:span text:style-name="T2"><text:tab/>Kota Yogyakarta</text:span></text:span><text:tab/></text:p>
      <text:p text:style-name="Normal"><text:span text:style-name="Default_20_Paragraph_20_Font"><text:span text:style-name="T2"><text:tab/><text:tab/><text:tab/><text:tab/><text:tab/><text:tab/></text:span></text:span><text:tab/>Di <text:s/>Yogyakarta</text:p>
      <text:p text:style-name="P10"/>
      <text:p text:style-name="P10"/>
      <text:p text:style-name="Normal">Dengan hormat</text:p>
      <text:p text:style-name="P12"><text:span text:style-name="Default_20_Paragraph_20_Font"><text:span text:style-name="T2">Yang bertanda tangan di bawah ini Kepala Dinas Pendidikan Kota Yogyakarta melanjutkan permohonan Surat Keterangan Sedang Belajar Pegawai Negeri Sipil dengan data sebagai berikut :</text:span></text:span><text:tab/><text:tab/></text:p>
      <text:p text:style-name="P12"/>
      <text:list xml:id="list7150861414414136129" text:style-name="L1">
        <text:list-item>
          <text:p text:style-name="P21">Nama<text:tab/><text:tab/><text:tab/>: [onshow.nama1; magnet=text:p]<text:span text:style-name="Default_20_Paragraph_20_Font"><text:span text:style-name="T6"> </text:span></text:span></text:p>
        </text:list-item>
      </text:list>
      <text:p text:style-name="List_20_Paragraph">NIP<text:tab/><text:tab/><text:tab/>: <text:span text:style-name="T2">[onshow.NIP1; magnet=text:p]</text:span></text:p>
      <text:p text:style-name="P19">Pangkat/Gol Ruang<text:tab/>: <text:span text:style-name="Default_20_Paragraph_20_Font"><text:span text:style-name="T2">[onshow.pangkat1]</text:span></text:span>, <text:span text:style-name="T2">[onshow.golongan1;magnet=text:p]</text:span></text:p>
      <text:p text:style-name="P20">Jabatan<text:tab/><text:tab/>: <text:span text:style-name="T2">[onshow.jabatan1; magnet=text:p]</text:span></text:p>
      <text:p text:style-name="P20"><text:span text:style-name="Default_20_Paragraph_20_Font"><text:span text:style-name="T2">Instansi</text:span></text:span><text:tab/><text:tab/>: <text:span text:style-name="T2">[onshow.instansi1; magnet=text:p]</text:span></text:p>
      <text:p text:style-name="P18"><text:span text:style-name="Default_20_Paragraph_20_Font"><text:span text:style-name="T2">Fakultas/Jurusan/Program Studi<text:tab/> <text:s text:c="5"/>: </text:span></text:span><text:span text:style-name="Default_20_Paragraph_20_Font"><text:span text:style-name="T4">[onshow.pendidikan_terakhir1]/[onshow.pendidikan_jurusan1; magnet=text:p]</text:span></text:span></text:p>
      <text:p text:style-name="P18"><text:span text:style-name="Default_20_Paragraph_20_Font"><text:span text:style-name="T2">Perguruan Tinggi/Lembaga Pendidikan <text:s text:c="2"/>: </text:span></text:span><text:span text:style-name="Default_20_Paragraph_20_Font"><text:span text:style-name="T4">[onshow.pendidikan_univ1; magnet=text:p]</text:span></text:span><text:span text:style-name="Default_20_Paragraph_20_Font"><text:span text:style-name="T5"> <text:s text:c="106"/></text:span></text:span><text:span text:style-name="Default_20_Paragraph_20_Font"><text:span text:style-name="T2">SK Akreditasi/Izin Penyelenggaraan<text:tab/> <text:s text:c="4"/></text:span></text:span><text:span text:style-name="Default_20_Paragraph_20_Font"><text:span text:style-name="T6"><text:s/></text:span></text:span><text:span text:style-name="Default_20_Paragraph_20_Font"><text:span text:style-name="T2">:</text:span></text:span><text:span text:style-name="Default_20_Paragraph_20_Font"><text:span text:style-name="T4"> -</text:span></text:span></text:p>
      <text:p text:style-name="P18"><text:span text:style-name="Default_20_Paragraph_20_Font"><text:span text:style-name="T2">Lokasi Pendidikan/Tempat pendidikan <text:s text:c="3"/>: </text:span></text:span><text:span text:style-name="Default_20_Paragraph_20_Font"><text:span text:style-name="T4">[onshow.pendidikan_tempat1; magnet=text:p]</text:span></text:span></text:p>
      <text:list xml:id="list36782040" text:continue-numbering="true" text:style-name="L1">
        <text:list-item>
          <text:p text:style-name="P21">Nama<text:tab/><text:tab/><text:tab/>: [onshow.nama2; magnet=text:p]<text:span text:style-name="Default_20_Paragraph_20_Font"><text:span text:style-name="T6"> </text:span></text:span></text:p>
        </text:list-item>
      </text:list>
      <text:p text:style-name="List_20_Paragraph">NIP<text:tab/><text:tab/><text:tab/>: <text:span text:style-name="T2">[onshow.NIP2; magnet=text:p]</text:span></text:p>
      <text:p text:style-name="P19">Pangkat/Gol Ruang<text:tab/>: <text:span text:style-name="Default_20_Paragraph_20_Font"><text:span text:style-name="T2">[onshow.pangkat2]</text:span></text:span>, <text:span text:style-name="T2">[onshow.golongan2;magnet=text:p]</text:span></text:p>
      <text:p text:style-name="P20">Jabatan<text:tab/><text:tab/>: <text:span text:style-name="T2">[onshow.jabatan2; magnet=text:p]</text:span></text:p>
      <text:p text:style-name="P20"><text:span text:style-name="Default_20_Paragraph_20_Font"><text:span text:style-name="T2">Instansi</text:span></text:span><text:tab/><text:tab/>: <text:span text:style-name="T2">[onshow.instansi2; magnet=text:p]</text:span></text:p>
      <text:p text:style-name="P18"><text:span text:style-name="Default_20_Paragraph_20_Font"><text:span text:style-name="T2">Fakultas/Jurusan/Program Studi<text:tab/> <text:s text:c="5"/>: </text:span></text:span><text:span text:style-name="Default_20_Paragraph_20_Font"><text:span text:style-name="T4">[onshow.pendidikan_terakhir2]/[onshow.pendidikan_jurusan2; magnet=text:p]</text:span></text:span></text:p>
      <text:p text:style-name="P18"><text:span text:style-name="Default_20_Paragraph_20_Font"><text:span text:style-name="T2">Perguruan Tinggi/Lembaga Pendidikan <text:s text:c="2"/>: </text:span></text:span><text:span text:style-name="Default_20_Paragraph_20_Font"><text:span text:style-name="T4">[onshow.pendidikan_univ2; magnet=text:p]</text:span></text:span><text:span text:style-name="Default_20_Paragraph_20_Font"><text:span text:style-name="T5"> <text:s text:c="106"/></text:span></text:span><text:span text:style-name="Default_20_Paragraph_20_Font"><text:span text:style-name="T2">SK Akreditasi/Izin Penyelenggaraan<text:tab/> <text:s text:c="4"/></text:span></text:span><text:span text:style-name="Default_20_Paragraph_20_Font"><text:span text:style-name="T6"><text:s/></text:span></text:span><text:span text:style-name="Default_20_Paragraph_20_Font"><text:span text:style-name="T2">:</text:span></text:span><text:span text:style-name="Default_20_Paragraph_20_Font"><text:span text:style-name="T4"> -</text:span></text:span></text:p>
      <text:p text:style-name="P18"><text:span text:style-name="Default_20_Paragraph_20_Font"><text:span text:style-name="T7">Lokasi Pendidikan/Tempat pendidikan <text:s text:c="3"/>:</text:span></text:span><text:span text:style-name="Default_20_Paragraph_20_Font"><text:span text:style-name="T4"> [onshow.pendidikan_tempat2; magnet=text:p]</text:span></text:span></text:p>
      <text:list xml:id="list36784458" text:continue-numbering="true" text:style-name="L1">
        <text:list-item>
          <text:p text:style-name="P21">Nama<text:tab/><text:tab/><text:tab/>: [onshow.nama3; magnet=text:p]<text:span text:style-name="Default_20_Paragraph_20_Font"><text:span text:style-name="T6"> </text:span></text:span></text:p>
        </text:list-item>
      </text:list>
      <text:p text:style-name="List_20_Paragraph">NIP<text:tab/><text:tab/><text:tab/>: <text:span text:style-name="T2">[onshow.NIP3; magnet=text:p]</text:span></text:p>
      <text:p text:style-name="P19">Pangkat/Gol Ruang<text:tab/>: <text:span text:style-name="Default_20_Paragraph_20_Font"><text:span text:style-name="T2">[onshow.pangkat3]</text:span></text:span>, <text:span text:style-name="T2">[onshow.golongan3;magnet=text:p]</text:span></text:p>
      <text:p text:style-name="P20">Jabatan<text:tab/><text:tab/>: <text:span text:style-name="T2">[onshow.jabatan3; magnet=text:p]</text:span></text:p>
      <text:p text:style-name="P20"><text:span text:style-name="Default_20_Paragraph_20_Font"><text:span text:style-name="T2">Instansi</text:span></text:span><text:tab/><text:tab/>: <text:span text:style-name="T2">[onshow.instansi3; magnet=text:p]</text:span></text:p>
      <text:p text:style-name="P18"><text:span text:style-name="Default_20_Paragraph_20_Font"><text:span text:style-name="T2">Fakultas/Jurusan/Program Studi<text:tab/> <text:s text:c="5"/>: </text:span></text:span><text:span text:style-name="Default_20_Paragraph_20_Font"><text:span text:style-name="T4">[onshow.pendidikan_terakhir3]/[onshow.pendidikan_jurusan3; magnet=text:p]</text:span></text:span></text:p>
      <text:p text:style-name="P18"><text:span text:style-name="Default_20_Paragraph_20_Font"><text:span text:style-name="T2">Perguruan Tinggi/Lembaga Pendidikan <text:s text:c="2"/>: </text:span></text:span><text:span text:style-name="Default_20_Paragraph_20_Font"><text:span text:style-name="T4">[onshow.pendidikan_univ3; magnet=text:p]</text:span></text:span><text:span text:style-name="Default_20_Paragraph_20_Font"><text:span text:style-name="T5"> <text:s text:c="106"/></text:span></text:span><text:span text:style-name="Default_20_Paragraph_20_Font"><text:span text:style-name="T2">SK Akreditasi/Izin Penyelenggaraan<text:tab/> <text:s text:c="4"/></text:span></text:span><text:span text:style-name="Default_20_Paragraph_20_Font"><text:span text:style-name="T6"><text:s/></text:span></text:span><text:span text:style-name="Default_20_Paragraph_20_Font"><text:span text:style-name="T2">:</text:span></text:span><text:span text:style-name="Default_20_Paragraph_20_Font"><text:span text:style-name="T4"> -</text:span></text:span></text:p>
      <text:p text:style-name="P18"><text:span text:style-name="Default_20_Paragraph_20_Font"><text:span text:style-name="T7">Lokasi Pendidikan/Tempat pendidikan <text:s text:c="3"/>:</text:span></text:span><text:span text:style-name="Default_20_Paragraph_20_Font"><text:span text:style-name="T4"> [onshow.pendidikan_tempat3; magnet=text:p]</text:span></text:span></text:p>
      <text:list xml:id="list36759090" text:continue-numbering="true" text:style-name="L1">
        <text:list-item>
          <text:p text:style-name="P21">Nama<text:tab/><text:tab/><text:tab/>: [onshow.nama4; magnet=text:p]<text:span text:style-name="Default_20_Paragraph_20_Font"><text:span text:style-name="T6"> </text:span></text:span></text:p>
        </text:list-item>
      </text:list>
      <text:p text:style-name="List_20_Paragraph">NIP<text:tab/><text:tab/><text:tab/>: <text:span text:style-name="T2">[onshow.NIP4; magnet=text:p]</text:span></text:p>
      <text:p text:style-name="P19"><text:soft-page-break/>Pangkat/Gol Ruang<text:tab/>: <text:span text:style-name="Default_20_Paragraph_20_Font"><text:span text:style-name="T2">[onshow.pangkat4]</text:span></text:span>, <text:span text:style-name="T2">[onshow.golongan4;magnet=text:p]</text:span></text:p>
      <text:p text:style-name="P20">Jabatan<text:tab/><text:tab/>: <text:span text:style-name="T2">[onshow.jabatan4; magnet=text:p]</text:span></text:p>
      <text:p text:style-name="P20"><text:span text:style-name="Default_20_Paragraph_20_Font"><text:span text:style-name="T2">Instansi</text:span></text:span><text:tab/><text:tab/>: <text:span text:style-name="T2">[onshow.instansi4; magnet=text:p]</text:span></text:p>
      <text:p text:style-name="P18"><text:span text:style-name="Default_20_Paragraph_20_Font"><text:span text:style-name="T2">Fakultas/Jurusan/Program Studi<text:tab/> <text:s text:c="5"/>: </text:span></text:span><text:span text:style-name="Default_20_Paragraph_20_Font"><text:span text:style-name="T4">[onshow.pendidikan_terakhir4]/[onshow.pendidikan_jurusan4; magnet=text:p]</text:span></text:span></text:p>
      <text:p text:style-name="P18"><text:span text:style-name="Default_20_Paragraph_20_Font"><text:span text:style-name="T2">Perguruan Tinggi/Lembaga Pendidikan <text:s text:c="2"/>: </text:span></text:span><text:span text:style-name="Default_20_Paragraph_20_Font"><text:span text:style-name="T4">[onshow.pendidikan_univ4; magnet=text:p]</text:span></text:span><text:span text:style-name="Default_20_Paragraph_20_Font"><text:span text:style-name="T5"> <text:s text:c="106"/></text:span></text:span><text:span text:style-name="Default_20_Paragraph_20_Font"><text:span text:style-name="T2">SK Akreditasi/Izin Penyelenggaraan<text:tab/> <text:s text:c="4"/></text:span></text:span><text:span text:style-name="Default_20_Paragraph_20_Font"><text:span text:style-name="T6"><text:s/></text:span></text:span><text:span text:style-name="Default_20_Paragraph_20_Font"><text:span text:style-name="T2">:</text:span></text:span><text:span text:style-name="Default_20_Paragraph_20_Font"><text:span text:style-name="T4"> -</text:span></text:span></text:p>
      <text:p text:style-name="P18"><text:span text:style-name="Default_20_Paragraph_20_Font"><text:span text:style-name="T7">Lokasi Pendidikan/Tempat pendidikan <text:s text:c="3"/>: </text:span></text:span><text:span text:style-name="Default_20_Paragraph_20_Font"><text:span text:style-name="T4">[onshow.pendidikan_tempat4; magnet=text:p]</text:span></text:span></text:p>
      <text:list xml:id="list36771773" text:continue-numbering="true" text:style-name="L1">
        <text:list-item>
          <text:p text:style-name="P21">Nama<text:tab/><text:tab/><text:tab/>: [onshow.nama5; magnet=text:p]<text:span text:style-name="Default_20_Paragraph_20_Font"><text:span text:style-name="T6"> </text:span></text:span></text:p>
        </text:list-item>
      </text:list>
      <text:p text:style-name="List_20_Paragraph">NIP<text:tab/><text:tab/><text:tab/>: <text:span text:style-name="T2">[onshow.NIP5; magnet=text:p]</text:span></text:p>
      <text:p text:style-name="P19">Pangkat/Gol Ruang<text:tab/>: <text:span text:style-name="Default_20_Paragraph_20_Font"><text:span text:style-name="T2">[onshow.pangkat5]</text:span></text:span>, <text:span text:style-name="T2">[onshow.golongan5;magnet=text:p]</text:span></text:p>
      <text:p text:style-name="P20">Jabatan<text:tab/><text:tab/>: <text:span text:style-name="T2">[onshow.jabatan5; magnet=text:p]</text:span></text:p>
      <text:p text:style-name="P20"><text:span text:style-name="Default_20_Paragraph_20_Font"><text:span text:style-name="T2">Instansi</text:span></text:span><text:tab/><text:tab/>: <text:span text:style-name="T2">[onshow.instansi5; magnet=text:p]</text:span></text:p>
      <text:p text:style-name="P18"><text:span text:style-name="Default_20_Paragraph_20_Font"><text:span text:style-name="T2">Fakultas/Jurusan/Program Studi<text:tab/> <text:s text:c="5"/>: </text:span></text:span><text:span text:style-name="Default_20_Paragraph_20_Font"><text:span text:style-name="T4">[onshow.pendidikan_terakhir5]/[onshow.pendidikan_jurusan5; magnet=text:p]</text:span></text:span></text:p>
      <text:p text:style-name="P18"><text:span text:style-name="Default_20_Paragraph_20_Font"><text:span text:style-name="T2">Perguruan Tinggi/Lembaga Pendidikan <text:s text:c="2"/>: </text:span></text:span><text:span text:style-name="Default_20_Paragraph_20_Font"><text:span text:style-name="T4">[onshow.pendidikan_univ5; magnet=text:p]</text:span></text:span><text:span text:style-name="Default_20_Paragraph_20_Font"><text:span text:style-name="T5"> <text:s text:c="106"/></text:span></text:span><text:span text:style-name="Default_20_Paragraph_20_Font"><text:span text:style-name="T2">SK Akreditasi/Izin Penyelenggaraan<text:tab/> <text:s text:c="4"/></text:span></text:span><text:span text:style-name="Default_20_Paragraph_20_Font"><text:span text:style-name="T6"><text:s/></text:span></text:span><text:span text:style-name="Default_20_Paragraph_20_Font"><text:span text:style-name="T2">:</text:span></text:span><text:span text:style-name="Default_20_Paragraph_20_Font"><text:span text:style-name="T4"> -</text:span></text:span></text:p>
      <text:p text:style-name="P18"><text:span text:style-name="Default_20_Paragraph_20_Font"><text:span text:style-name="T7">Lokasi Pendidikan/Tempat pendidikan <text:s text:c="3"/>:</text:span></text:span><text:span text:style-name="Default_20_Paragraph_20_Font"><text:span text:style-name="T4"> [onshow.pendidikan_tempat5; magnet=text:p]</text:span></text:span></text:p>
      <text:list xml:id="list36769434" text:continue-numbering="true" text:style-name="L1">
        <text:list-item>
          <text:p text:style-name="P21">Nama<text:tab/><text:tab/><text:tab/>: [onshow.nama6; magnet=text:p]<text:span text:style-name="Default_20_Paragraph_20_Font"><text:span text:style-name="T6"> </text:span></text:span></text:p>
        </text:list-item>
      </text:list>
      <text:p text:style-name="List_20_Paragraph">NIP<text:tab/><text:tab/><text:tab/>: <text:span text:style-name="T2">[onshow.NIP6; magnet=text:p]</text:span></text:p>
      <text:p text:style-name="P19">Pangkat/Gol Ruang<text:tab/>: <text:span text:style-name="Default_20_Paragraph_20_Font"><text:span text:style-name="T2">[onshow.pangkat6]</text:span></text:span>, <text:span text:style-name="T2">[onshow.golongan6;magnet=text:p]</text:span></text:p>
      <text:p text:style-name="P20">Jabatan<text:tab/><text:tab/>: <text:span text:style-name="T2">[onshow.jabatan6; magnet=text:p]</text:span></text:p>
      <text:p text:style-name="P20"><text:span text:style-name="Default_20_Paragraph_20_Font"><text:span text:style-name="T2">Instansi</text:span></text:span><text:tab/><text:tab/>: <text:span text:style-name="T2">[onshow.instansi6; magnet=text:p]</text:span></text:p>
      <text:p text:style-name="P18"><text:span text:style-name="Default_20_Paragraph_20_Font"><text:span text:style-name="T2">Fakultas/Jurusan/Program Studi<text:tab/> <text:s text:c="5"/>: </text:span></text:span><text:span text:style-name="Default_20_Paragraph_20_Font"><text:span text:style-name="T4">[onshow.pendidikan_terakhir6]/[onshow.pendidikan_jurusan6; magnet=text:p]</text:span></text:span></text:p>
      <text:p text:style-name="P18"><text:span text:style-name="Default_20_Paragraph_20_Font"><text:span text:style-name="T2">Perguruan Tinggi/Lembaga Pendidikan <text:s text:c="2"/>: </text:span></text:span><text:span text:style-name="Default_20_Paragraph_20_Font"><text:span text:style-name="T4">[onshow.pendidikan_univ6; magnet=text:p]</text:span></text:span><text:span text:style-name="Default_20_Paragraph_20_Font"><text:span text:style-name="T5"> <text:s text:c="106"/></text:span></text:span><text:span text:style-name="Default_20_Paragraph_20_Font"><text:span text:style-name="T2">SK Akreditasi/Izin Penyelenggaraan<text:tab/> <text:s text:c="4"/></text:span></text:span><text:span text:style-name="Default_20_Paragraph_20_Font"><text:span text:style-name="T6"><text:s/></text:span></text:span><text:span text:style-name="Default_20_Paragraph_20_Font"><text:span text:style-name="T2">:</text:span></text:span><text:span text:style-name="Default_20_Paragraph_20_Font"><text:span text:style-name="T4"> -</text:span></text:span></text:p>
      <text:p text:style-name="P18"><text:span text:style-name="Default_20_Paragraph_20_Font"><text:span text:style-name="T7">Lokasi Pendidikan/Tempat pendidikan <text:s text:c="3"/>:</text:span></text:span><text:span text:style-name="Default_20_Paragraph_20_Font"><text:span text:style-name="T4"> [onshow.pendidikan_tempat6; magnet=text:p]</text:span></text:span></text:p>
      <text:list xml:id="list36756220" text:continue-numbering="true" text:style-name="L1">
        <text:list-item>
          <text:p text:style-name="P21">Nama<text:tab/><text:tab/><text:tab/>: [onshow.nama7; magnet=text:p]<text:span text:style-name="Default_20_Paragraph_20_Font"><text:span text:style-name="T6"> </text:span></text:span></text:p>
        </text:list-item>
      </text:list>
      <text:p text:style-name="List_20_Paragraph">NIP<text:tab/><text:tab/><text:tab/>: <text:span text:style-name="T2">[onshow.NIP7; magnet=text:p]</text:span></text:p>
      <text:p text:style-name="P19">Pangkat/Gol Ruang<text:tab/>: <text:span text:style-name="Default_20_Paragraph_20_Font"><text:span text:style-name="T2">[onshow.pangkat7]</text:span></text:span>, <text:span text:style-name="T2">[onshow.golongan7;magnet=text:p]</text:span></text:p>
      <text:p text:style-name="P20">Jabatan<text:tab/><text:tab/>: <text:span text:style-name="T2">[onshow.jabatan7; magnet=text:p]</text:span></text:p>
      <text:p text:style-name="P20"><text:span text:style-name="Default_20_Paragraph_20_Font"><text:span text:style-name="T2">Instansi</text:span></text:span><text:tab/><text:tab/>: <text:span text:style-name="T2">[onshow.instansi7; magnet=text:p]</text:span></text:p>
      <text:p text:style-name="P18"><text:span text:style-name="Default_20_Paragraph_20_Font"><text:span text:style-name="T2">Fakultas/Jurusan/Program Studi<text:tab/> <text:s text:c="5"/>: </text:span></text:span><text:span text:style-name="Default_20_Paragraph_20_Font"><text:span text:style-name="T4">[onshow.pendidikan_terakhir7]/[onshow.pendidikan_jurusan7; magnet=text:p]</text:span></text:span></text:p>
      <text:p text:style-name="P18"><text:span text:style-name="Default_20_Paragraph_20_Font"><text:span text:style-name="T2">Perguruan Tinggi/Lembaga Pendidikan <text:s text:c="2"/>: </text:span></text:span><text:span text:style-name="Default_20_Paragraph_20_Font"><text:span text:style-name="T4">[onshow.pendidikan_univ7; magnet=text:p]</text:span></text:span><text:span text:style-name="Default_20_Paragraph_20_Font"><text:span text:style-name="T5"> <text:s text:c="106"/></text:span></text:span><text:span text:style-name="Default_20_Paragraph_20_Font"><text:span text:style-name="T2">SK Akreditasi/Izin Penyelenggaraan<text:tab/> <text:s text:c="4"/></text:span></text:span><text:span text:style-name="Default_20_Paragraph_20_Font"><text:span text:style-name="T6"><text:s/></text:span></text:span><text:span text:style-name="Default_20_Paragraph_20_Font"><text:span text:style-name="T2">:</text:span></text:span><text:span text:style-name="Default_20_Paragraph_20_Font"><text:span text:style-name="T4"> -</text:span></text:span></text:p>
      <text:p text:style-name="P18"><text:span text:style-name="Default_20_Paragraph_20_Font"><text:span text:style-name="T7">Lokasi Pendidikan/Tempat pendidikan <text:s text:c="3"/>:</text:span></text:span><text:span text:style-name="Default_20_Paragraph_20_Font"><text:span text:style-name="T4"> [onshow.pendidikan_tempat7; magnet=text:p]</text:span></text:span></text:p>
      <text:list xml:id="list36776106" text:continue-numbering="true" text:style-name="L1">
        <text:list-item>
          <text:p text:style-name="P21">Nama<text:tab/><text:tab/><text:tab/>: [onshow.nama8; magnet=text:p]<text:span text:style-name="Default_20_Paragraph_20_Font"><text:span text:style-name="T6"> </text:span></text:span></text:p>
        </text:list-item>
      </text:list>
      <text:p text:style-name="List_20_Paragraph">NIP<text:tab/><text:tab/><text:tab/>: <text:span text:style-name="T2">[onshow.NIP8; magnet=text:p]</text:span></text:p>
      <text:p text:style-name="P19">Pangkat/Gol Ruang<text:tab/>: <text:span text:style-name="Default_20_Paragraph_20_Font"><text:span text:style-name="T2">[onshow.pangkat8]</text:span></text:span>, <text:span text:style-name="T2">[onshow.golongan8;magnet=text:p]</text:span></text:p>
      <text:p text:style-name="P20">Jabatan<text:tab/><text:tab/>: <text:span text:style-name="T2">[onshow.jabatan8; magnet=text:p]</text:span></text:p>
      <text:p text:style-name="P20"><text:span text:style-name="Default_20_Paragraph_20_Font"><text:span text:style-name="T2">Instansi</text:span></text:span><text:tab/><text:tab/>: <text:span text:style-name="T2">[onshow.instansi8; magnet=text:p]</text:span></text:p>
      <text:p text:style-name="P18"><text:span text:style-name="Default_20_Paragraph_20_Font"><text:span text:style-name="T2">Fakultas/Jurusan/Program Studi<text:tab/> <text:s text:c="5"/>: </text:span></text:span><text:span text:style-name="Default_20_Paragraph_20_Font"><text:span text:style-name="T4">[onshow.pendidikan_terakhir8]/[onshow.pendidikan_jurusan8; magnet=text:p]</text:span></text:span></text:p>
      <text:p text:style-name="P18"><text:span text:style-name="Default_20_Paragraph_20_Font"><text:span text:style-name="T2">Perguruan Tinggi/Lembaga Pendidikan <text:s text:c="2"/>: </text:span></text:span><text:span text:style-name="Default_20_Paragraph_20_Font"><text:span text:style-name="T4">[onshow.pendidikan_univ8; magnet=text:p]</text:span></text:span><text:span text:style-name="Default_20_Paragraph_20_Font"><text:span text:style-name="T5"> <text:s text:c="106"/></text:span></text:span><text:span text:style-name="Default_20_Paragraph_20_Font"><text:span text:style-name="T2">SK Akreditasi/Izin Penyelenggaraan<text:tab/> <text:s text:c="4"/></text:span></text:span><text:span text:style-name="Default_20_Paragraph_20_Font"><text:span text:style-name="T6"><text:s/></text:span></text:span><text:span text:style-name="Default_20_Paragraph_20_Font"><text:span text:style-name="T2">:</text:span></text:span><text:span text:style-name="Default_20_Paragraph_20_Font"><text:span text:style-name="T4"> -</text:span></text:span></text:p>
      <text:p text:style-name="P18"><text:span text:style-name="Default_20_Paragraph_20_Font"><text:span text:style-name="T7">Lokasi Pendidikan/Tempat pendidikan <text:s text:c="3"/>:</text:span></text:span><text:span text:style-name="Default_20_Paragraph_20_Font"><text:span text:style-name="T4"> [onshow.pendidikan_tempat8; magnet=text:p]</text:span></text:span></text:p>
      <text:list xml:id="list36771361" text:continue-numbering="true" text:style-name="L1">
        <text:list-item>
          <text:p text:style-name="P21">Nama<text:tab/><text:tab/><text:tab/>: [onshow.nama9; magnet=text:p]<text:span text:style-name="Default_20_Paragraph_20_Font"><text:span text:style-name="T6"> </text:span></text:span></text:p>
        </text:list-item>
      </text:list>
      <text:p text:style-name="List_20_Paragraph">NIP<text:tab/><text:tab/><text:tab/>: <text:span text:style-name="T2">[onshow.NIP9; magnet=text:p]</text:span></text:p>
      <text:p text:style-name="P19">Pangkat/Gol Ruang<text:tab/>: <text:span text:style-name="Default_20_Paragraph_20_Font"><text:span text:style-name="T2">[onshow.pangkat9]</text:span></text:span>, <text:span text:style-name="T2">[onshow.golongan9;magnet=text:p]</text:span></text:p>
      <text:p text:style-name="P20">Jabatan<text:tab/><text:tab/>: <text:span text:style-name="T2">[onshow.jabatan9; magnet=text:p]</text:span></text:p>
      <text:p text:style-name="P20"><text:span text:style-name="Default_20_Paragraph_20_Font"><text:span text:style-name="T2">Instansi</text:span></text:span><text:tab/><text:tab/>: <text:span text:style-name="T2">[onshow.instansi9; magnet=text:p]</text:span></text:p>
      <text:p text:style-name="P18"><text:soft-page-break/><text:span text:style-name="Default_20_Paragraph_20_Font"><text:span text:style-name="T2">Fakultas/Jurusan/Program Studi<text:tab/> <text:s text:c="5"/>: </text:span></text:span><text:span text:style-name="Default_20_Paragraph_20_Font"><text:span text:style-name="T4">[onshow.pendidikan_terakhir9]/[onshow.pendidikan_jurusan9; magnet=text:p]</text:span></text:span></text:p>
      <text:p text:style-name="P18"><text:span text:style-name="Default_20_Paragraph_20_Font"><text:span text:style-name="T2">Perguruan Tinggi/Lembaga Pendidikan <text:s text:c="2"/>: </text:span></text:span><text:span text:style-name="Default_20_Paragraph_20_Font"><text:span text:style-name="T4">[onshow.pendidikan_univ9; magnet=text:p]</text:span></text:span><text:span text:style-name="Default_20_Paragraph_20_Font"><text:span text:style-name="T5"> <text:s text:c="106"/></text:span></text:span><text:span text:style-name="Default_20_Paragraph_20_Font"><text:span text:style-name="T2">SK Akreditasi/Izin Penyelenggaraan<text:tab/> <text:s text:c="4"/></text:span></text:span><text:span text:style-name="Default_20_Paragraph_20_Font"><text:span text:style-name="T6"><text:s/></text:span></text:span><text:span text:style-name="Default_20_Paragraph_20_Font"><text:span text:style-name="T2">:</text:span></text:span><text:span text:style-name="Default_20_Paragraph_20_Font"><text:span text:style-name="T4"> -</text:span></text:span></text:p>
      <text:p text:style-name="P18"><text:span text:style-name="Default_20_Paragraph_20_Font"><text:span text:style-name="T7">Lokasi Pendidikan/Tempat pendidikan <text:s text:c="3"/>: </text:span></text:span><text:span text:style-name="Default_20_Paragraph_20_Font"><text:span text:style-name="T4">[onshow.pendidikan_tempat9; magnet=text:p]</text:span></text:span></text:p>
      <text:list xml:id="list36781412" text:continue-numbering="true" text:style-name="L1">
        <text:list-item>
          <text:p text:style-name="P21">Nama<text:tab/><text:tab/><text:tab/>: [onshow.nama10; magnet=text:p]<text:span text:style-name="Default_20_Paragraph_20_Font"><text:span text:style-name="T6"> </text:span></text:span></text:p>
        </text:list-item>
      </text:list>
      <text:p text:style-name="List_20_Paragraph">NIP<text:tab/><text:tab/><text:tab/>: <text:span text:style-name="T2">[onshow.NIP10; magnet=text:p]</text:span></text:p>
      <text:p text:style-name="P19">Pangkat/Gol Ruang<text:tab/>: <text:span text:style-name="Default_20_Paragraph_20_Font"><text:span text:style-name="T2">[onshow.pangkat10]</text:span></text:span>, <text:span text:style-name="T2">[onshow.golongan10;magnet=text:p]</text:span></text:p>
      <text:p text:style-name="P20">Jabatan<text:tab/><text:tab/>: <text:span text:style-name="T2">[onshow.jabatan10; magnet=text:p]</text:span></text:p>
      <text:p text:style-name="P20"><text:span text:style-name="Default_20_Paragraph_20_Font"><text:span text:style-name="T2">Instansi</text:span></text:span><text:tab/><text:tab/>: <text:span text:style-name="T2">[onshow.instansi10; magnet=text:p]</text:span></text:p>
      <text:p text:style-name="P18"><text:span text:style-name="Default_20_Paragraph_20_Font"><text:span text:style-name="T2">Fakultas/Jurusan/Program Studi<text:tab/> <text:s text:c="5"/>: </text:span></text:span><text:span text:style-name="Default_20_Paragraph_20_Font"><text:span text:style-name="T4">[onshow.pendidikan_terakhir10]/[onshow.pendidikan_jurusan10; magnet=text:p]</text:span></text:span></text:p>
      <text:p text:style-name="P18"><text:span text:style-name="Default_20_Paragraph_20_Font"><text:span text:style-name="T2">Perguruan Tinggi/Lembaga Pendidikan <text:s text:c="2"/>: </text:span></text:span><text:span text:style-name="Default_20_Paragraph_20_Font"><text:span text:style-name="T4">[onshow.pendidikan_univ10; magnet=text:p]</text:span></text:span><text:span text:style-name="Default_20_Paragraph_20_Font"><text:span text:style-name="T5"> <text:s text:c="106"/></text:span></text:span><text:span text:style-name="Default_20_Paragraph_20_Font"><text:span text:style-name="T2">SK Akreditasi/Izin Penyelenggaraan<text:tab/> <text:s text:c="4"/></text:span></text:span><text:span text:style-name="Default_20_Paragraph_20_Font"><text:span text:style-name="T6"><text:s/></text:span></text:span><text:span text:style-name="Default_20_Paragraph_20_Font"><text:span text:style-name="T2">:</text:span></text:span><text:span text:style-name="Default_20_Paragraph_20_Font"><text:span text:style-name="T4"> -</text:span></text:span></text:p>
      <text:p text:style-name="P18"><text:span text:style-name="Default_20_Paragraph_20_Font"><text:span text:style-name="T7">Lokasi Pendidikan/Tempat pendidikan <text:s text:c="3"/>: </text:span></text:span><text:span text:style-name="Default_20_Paragraph_20_Font"><text:span text:style-name="T4">[onshow.pendidikan_tempat10; magnet=text:p]</text:span></text:span></text:p>
      <text:list xml:id="list36757272" text:continue-numbering="true" text:style-name="L1">
        <text:list-header>
          <text:p text:style-name="P22"><text:tab/><text:tab/><text:tab/><text:tab/><text:tab/><text:tab/><text:tab/></text:p>
        </text:list-header>
      </text:list>
      <text:p text:style-name="P13"/>
      <text:p text:style-name="P10"><text:tab/>Pada prinsipnya kami tidak keberatan yang bersangkutan melanjutkan pendidikan ke jenjang lebih tinggi.</text:p>
      <text:p text:style-name="P11">Dan pendidikan yang diikuti bukan termasuk jarak jauh dan kelas Sabtu – Minggu, untuk proses selanjutnya kami serahkan kepada Kepala Badan Kepegawaian Daerah Kota Yogyakarta.</text:p>
      <text:p text:style-name="P11">Sebagai bahan pertimbangan, bersama ini saya lampirkan kelengkapan berkas sebagai berikut :</text:p>
      <text:list xml:id="list7215157403063525765" text:style-name="L2">
        <text:list-item>
          <text:p text:style-name="P24">Surat Pernyataan bermeterai berisi :</text:p>
        </text:list-item>
      </text:list>
      <text:list xml:id="list2096169541323336078" text:style-name="L3">
        <text:list-item>
          <text:p text:style-name="P23">Dengan biaya sendiri</text:p>
        </text:list-item>
        <text:list-item>
          <text:p text:style-name="P23">Tidak menuntut penyesuaian ijazah</text:p>
        </text:list-item>
        <text:list-item>
          <text:p text:style-name="P23">Tidak mengganggu jam kerja</text:p>
        </text:list-item>
      </text:list>
      <text:list xml:id="list36782141" text:continue-list="list7215157403063525765" text:style-name="L2">
        <text:list-item>
          <text:p text:style-name="P24">FC SK Kenaikan pangkat terakhir</text:p>
        </text:list-item>
        <text:list-item>
          <text:p text:style-name="P24">FC DP-3 dua tahun terakhir</text:p>
        </text:list-item>
        <text:list-item>
          <text:p text:style-name="P24">FC Hasil Penilaian Kinerja terakhir</text:p>
        </text:list-item>
        <text:list-item>
          <text:p text:style-name="P24">FC Ijazah terakhir</text:p>
        </text:list-item>
        <text:list-item>
          <text:p text:style-name="P24">Surat Keterangan Lulus Seleksi masuk dari lembaga pendidikan</text:p>
        </text:list-item>
        <text:list-item>
          <text:p text:style-name="P25">Rekomendasi dari kepala SKPD bahwa calon peserta memiliki motivasi tinggi berdedikasi dan loyal pada tugas</text:p>
        </text:list-item>
        <text:list-item>
          <text:p text:style-name="P25">Rekomendasi dari Kepala SKPD bahwa calon peserta dinilai akan mampu menyelesaikan pendidikan tepat waktu</text:p>
        </text:list-item>
        <text:list-item>
          <text:p text:style-name="P25">Surat Pernyataan SKPD bahwa calon peserta tidak sedang menjalani hukuman disiplin</text:p>
        </text:list-item>
        <text:list-item>
          <text:p text:style-name="P24">Jadwal kuliah </text:p>
        </text:list-item>
        <text:list-item>
          <text:p text:style-name="P24">Jadwal Mengajar (bagi guru)</text:p>
        </text:list-item>
      </text:list>
      <text:p text:style-name="P10"/>
      <text:p text:style-name="Normal">Demikian<text:span text:style-name="Default_20_Paragraph_20_Font"><text:span text:style-name="T2">, untuk menjadikan periksa.</text:span></text:span></text:p>
      <text:p text:style-name="P17"/>
      <text:p text:style-name="P14">Yogyakarta<text:span text:style-name="Default_20_Paragraph_20_Font"><text:span text:style-name="T2">, [onshow.tanggal]</text:span></text:span></text:p>
      <text:p text:style-name="Normal"><text:tab/><text:tab/><text:tab/><text:tab/><text:tab/><text:tab/><text:tab/>Kepala</text:p>
      <text:p text:style-name="P15"/>
      <text:p text:style-name="P15"/>
      <text:p text:style-name="P15"/>
      <text:p text:style-name="P14">Drs. Edy Heri Suasana, M.Pd</text:p>
      <text:p text:style-name="P16">NIP 19610605 198401 1 005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S Mincho" svg:font-family="'MS Mincho'" style:font-family-generic="roman" style:font-pitch="fixed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id" fo:country="ID" fo:font-style="normal" style:text-underline-style="none" fo:font-weight="normal" style:letter-kerning="false" style:font-size-asian="10pt" style:language-asian="id" style:country-asian="ID" style:font-style-asian="normal" style:font-weight-asian="norm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0pt" fo:letter-spacing="normal" fo:language="id" fo:country="ID" fo:font-style="normal" style:text-underline-style="none" fo:font-weight="normal" style:letter-kerning="false" fo:background-color="transparent" style:font-name-asian="Times New Roman" style:font-size-asian="10pt" style:language-asian="id" style:country-asian="ID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font-size="12pt" fo:language="en" fo:country="US" style:font-name-asian="MS Mincho" style:font-size-asian="12pt" style:language-asian="ja" style:country-asian="JP" style:font-size-complex="12pt" fo:hyphenate="false" fo:hyphenation-remain-char-count="0" fo:hyphenation-push-char-count="0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3.25in" style:type="center"/>
          <style:tab-stop style:position="6.5in" style:type="right"/>
        </style:tab-stops>
      </style:paragraph-properties>
      <style:text-properties fo:hyphenate="false" fo:hyphenation-remain-char-count="0" fo:hyphenation-push-char-count="0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3.25in" style:type="center"/>
          <style:tab-stop style:position="6.5in" style:type="right"/>
        </style:tab-stops>
      </style:paragraph-properties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Paragraph" style:display-name="List Paragraph" style:family="paragraph" style:parent-style-name="Normal">
      <style:paragraph-properties fo:margin-left="0.5in" fo:margin-right="0in" fo:orphans="2" fo:widows="2" fo:hyphenation-ladder-count="no-limit" fo:text-indent="0in" style:auto-text-indent="false">
        <style:tab-stops/>
      </style:paragraph-properties>
      <style:text-properties style:letter-kerning="false" style:font-name-asian="MS Mincho" style:language-asian="ja" style:country-asian="JP" style:font-name-complex="Times New Roman" style:language-complex="ar" style:country-complex="SA" fo:hyphenate="false" fo:hyphenation-remain-char-count="0" fo:hyphenation-push-char-count="0"/>
    </style:style>
    <style:style style:name="Default_20_Paragraph_20_Font" style:display-name="Default Paragraph Font" style:family="text"/>
    <style:style style:name="Hyperlink" style:family="tex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Header_20_Char" style:display-name="Header Char" style:family="text">
      <style:text-properties fo:font-size="12pt" style:font-name-asian="MS Mincho" style:font-size-asian="12pt" style:language-asian="ja" style:country-asian="JP" style:font-size-complex="12pt"/>
    </style:style>
    <style:style style:name="Footer_20_Char" style:display-name="Footer Char" style:family="text">
      <style:text-properties fo:font-size="12pt" style:font-name-asian="MS Mincho" style:font-size-asian="12pt" style:language-asian="ja" style:country-asian="JP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MP1" style:family="paragraph" style:parent-style-name="Text_20_body">
      <style:paragraph-properties fo:text-align="center" style:justify-single-word="false"/>
      <style:text-properties fo:font-size="9pt" fo:font-weight="bold"/>
    </style:style>
    <style:style style:name="MP2" style:family="paragraph" style:parent-style-name="Text_20_body">
      <style:paragraph-properties fo:margin-top="0in" fo:margin-bottom="0in" fo:text-align="center" style:justify-single-word="false"/>
      <style:text-properties fo:font-size="9pt" fo:font-weight="bold"/>
    </style:style>
    <style:style style:name="MP3" style:family="paragraph" style:parent-style-name="Text_20_body">
      <style:paragraph-properties fo:margin-top="0in" fo:margin-bottom="0in" fo:text-align="center" style:justify-single-word="false"/>
      <style:text-properties fo:font-size="9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4598in" fo:page-height="12.9902in" style:num-format="1" style:print-orientation="portrait" fo:margin-top="0.8in" fo:margin-bottom="0.4in" fo:margin-left="1in" fo:margin-right="1in" style:writing-mode="lr-tb" style:footnote-max-height="0in">
        <style:footnote-sep style:width="0.0071in" style:adjustment="left" style:rel-width="33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  <style:master-page style:name="MP0" style:page-layout-name="Mpm2">
      <style:footer>
        <text:p text:style-name="MP1"><draw:frame draw:style-name="Mfr1" draw:name="graphics1" text:anchor-type="paragraph" svg:x="0in" svg:y="-0.002in" svg:width="0.7516in" svg:height="1.0925in" draw:z-index="5"><draw:image xlink:href="Pictures/10000201000000B800000150747E9FB1.png" xlink:type="simple" xlink:show="embed" xlink:actuate="onLoad"/></draw:frame></text:p>
        <text:p text:style-name="MP2"/>
        <text:p text:style-name="MP2"/>
        <text:p text:style-name="MP2">SEGORO  AMARTO</text:p>
        <text:p text:style-name="MP3">SEMANGAT GOTONG ROYONG AGAWE MAJUNE  NGAYOGYAKARTO</text:p>
        <text:p text:style-name="MP3">KEMANDIRIAN – KEDISIPLINAN – KEPEDULIAN – KEBERSAMAAN 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2$Win32 OpenOffice.org_project/412m3$Build-9782</meta:generator>
    <dc:title/>
    <dc:subject/>
    <meta:initial-creator>vinsensius satya</meta:initial-creator>
    <meta:creation-date>2016-02-02T04:30:00Z</meta:creation-date>
    <dc:date>2016-02-11T16:59:52.34</dc:date>
    <meta:print-date>2007-04-25T21:44:00Z</meta:print-date>
    <meta:editing-cycles>51</meta:editing-cycles>
    <meta:editing-duration>PT39M9S</meta:editing-duration>
    <meta:document-statistic meta:table-count="1" meta:image-count="2" meta:object-count="0" meta:page-count="3" meta:paragraph-count="124" meta:word-count="712" meta:character-count="8582"/>
    <meta:template xlink:type="simple" xlink:actuate="onRequest" xlink:title="" xlink:href="../cuti_tahunan.odt/Normal.dotm"/>
  </office:meta>
</office:document-meta>
</file>